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  <style:text-properties fo:color="#ffffff"/>
    </style:style>
    <style:style style:name="ce2" style:family="table-cell">
      <style:graphic-properties style:repeat="repeat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islamiento de una Transacción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Basado en Estándar ANSI-SQL92</text:p>
            <text:p text:style-name="P1"/>
            <text:p text:style-name="P1">Erick Oré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ISLAMIENTO DE UNA TRANSACC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Más de un Agente de acceso SQL puede acceder a una base de datos en tiempos similares o superpuestos. A esto se le denomina: Concurrencia.</text:p>
              </text:list-item>
              <text:list-item>
                <text:p>Frente a esta situación, surge el concepto de “Aislamiento de una transacción”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SIBLES FENOMENOS (P) DE CONCURRENCI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P1: “Dirty read” - Lectura sucia o incorrecta</text:p>
              </text:list-item>
            </text:list>
            <text:p>La transacción T1 ejecuta un cambio en una fila. </text:p>
            <text:p>La transacción T2 lee la fila antes de que T1 ejecute el “commit”. </text:p>
            <text:p>Si T1 ejecuta un “rollback”, T2 habrá leido un dato que nunca existió.</text:p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SIBLES FENOMENOS (P) DE CONCURRENCI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P2: “Non-repeatable read” - Lectura no repetida</text:p>
              </text:list-item>
            </text:list>
            <text:p>T1 lee una fila. </text:p>
            <text:p>T2 modifica o borra la misma y ejecuta “commit”</text:p>
            <text:p>Si T1 intenta volver a leer la fila verá que esta es distinta o no existe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SIBLES FENOMENOS (P) DE CONCURRENCI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P3: “Phantom” - Lectura fantasma</text:p>
              </text:list-item>
            </text:list>
            <text:p>T1 realiza una búsqueda bajo un cierto criterio y recibe un número de filas.</text:p>
            <text:p>T2 ejecuta un cambio el cual va a alterar al criterio de búsqueda de T1.</text:p>
            <text:p>Si T1 vuelve a ejecutar la misma búsqueda bajo el mismo criterio, recibirá un número distinto de filas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iveles de Aislamiento</text:p>
          </draw:text-box>
        </draw:frame>
        <draw:frame presentation:style-name="pr5" draw:layer="layout" svg:width="25.199cm" svg:height="13.859cm" svg:x="1.4cm" svg:y="4.914cm" presentation:class="outline">
          <draw:text-box>
            <text:p>1. “READ UNCOMMITTED”</text:p>
            <text:p>2. “READ COMMITTED”</text:p>
            <text:p>3. “REPEATABLE READ”</text:p>
            <text:p>4. “SERIALIZABLE”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6.945cm" svg:x="1.4cm" svg:y="0.718cm" presentation:class="title" presentation:user-transformed="true">
          <draw:text-box>
            <text:p>NIVELES DE AISLAMIENTO FRENTE A POSIBLES FENOMENOS (P) DE CONCURRENCIA</text:p>
          </draw:text-box>
        </draw:frame>
        <draw:frame draw:style-name="standard" draw:layer="layout" svg:width="25.198cm" svg:height="7cm" svg:x="1.691cm" svg:y="10.49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P1: Dirty read</text:p>
              </table:table-cell>
              <table:table-cell>
                <text:p text:style-name="P3">P2: Non-repeatable read </text:p>
              </table:table-cell>
              <table:table-cell>
                <text:p text:style-name="P3">P3: Phantom</text:p>
              </table:table-cell>
            </table:table-row>
            <table:table-row table:style-name="ro1" table:default-cell-style-name="ce2">
              <table:table-cell>
                <text:p>READ UNCOMMITTED</text:p>
              </table:table-cell>
              <table:table-cell>
                <text:p>POSIBLE</text:p>
              </table:table-cell>
              <table:table-cell>
                <text:p>POSIBLE</text:p>
              </table:table-cell>
              <table:table-cell>
                <text:p>POSIBLE</text:p>
              </table:table-cell>
            </table:table-row>
            <table:table-row table:style-name="ro1" table:default-cell-style-name="ce2">
              <table:table-cell>
                <text:p>READ COMMITTED</text:p>
              </table:table-cell>
              <table:table-cell>
                <text:p>NO POSIBLE</text:p>
              </table:table-cell>
              <table:table-cell>
                <text:p>POSIBLE</text:p>
              </table:table-cell>
              <table:table-cell>
                <text:p>POSIBLE</text:p>
              </table:table-cell>
            </table:table-row>
            <table:table-row table:style-name="ro1" table:default-cell-style-name="ce2">
              <table:table-cell>
                <text:p>REPEATABLE READ</text:p>
              </table:table-cell>
              <table:table-cell>
                <text:p>NO POSIBLE</text:p>
              </table:table-cell>
              <table:table-cell>
                <text:p>NO POSIBLE</text:p>
              </table:table-cell>
              <table:table-cell>
                <text:p>POSIBLE</text:p>
              </table:table-cell>
            </table:table-row>
            <table:table-row table:style-name="ro1" table:default-cell-style-name="ce2">
              <table:table-cell>
                <text:p>SERIALIZABLE</text:p>
              </table:table-cell>
              <table:table-cell>
                <text:p>NO POSIBLE</text:p>
              </table:table-cell>
              <table:table-cell>
                <text:p>NO POSIBLE</text:p>
              </table:table-cell>
              <table:table-cell>
                <text:p>NO POSIBL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N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P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ck Ore</meta:initial-creator>
    <meta:creation-date>2016-03-08T23:30:10.54</meta:creation-date>
    <meta:editing-duration>PT11M11S</meta:editing-duration>
    <meta:editing-cycles>2</meta:editing-cycles>
    <dc:date>2016-03-08T23:57:42.45</dc:date>
    <dc:creator>Erick Ore</dc:creator>
    <meta:document-statistic meta:object-count="53"/>
    <meta:generator>OpenOffice/4.1.2$Win32 OpenOffice.org_project/412m3$Build-9782</meta:generator>
  </office:meta>
</office:document-meta>
</file>